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167in" table:align="left"/>
    </style:style>
    <style:style style:name="Table1.A" style:family="table-column">
      <style:table-column-properties style:column-width="1.009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0056in"/>
    </style:style>
    <style:style style:name="Table1.D" style:family="table-column">
      <style:table-column-properties style:column-width="0.9417in"/>
    </style:style>
    <style:style style:name="Table1.E" style:family="table-column">
      <style:table-column-properties style:column-width="1.025in"/>
    </style:style>
    <style:style style:name="Table1.F" style:family="table-column">
      <style:table-column-properties style:column-width="0.972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0a4291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0a4291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0a4291" officeooo:paragraph-rsid="000a4291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rsid="000ab3ba" officeooo:paragraph-rsid="000ab3ba"/>
    </style:style>
    <style:style style:name="P6" style:family="paragraph" style:parent-style-name="Standard">
      <style:text-properties officeooo:paragraph-rsid="000a4291"/>
    </style:style>
    <style:style style:name="P7" style:family="paragraph" style:parent-style-name="Standard">
      <style:paragraph-properties fo:text-align="center" style:justify-single-word="false"/>
      <style:text-properties fo:font-size="16pt" officeooo:rsid="000a4291" officeooo:paragraph-rsid="000a4291" style:font-size-asian="16pt" style:font-size-complex="16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193824"/>
    </style:style>
    <style:style style:name="P10" style:family="paragraph" style:parent-style-name="Text_20_body">
      <style:paragraph-properties fo:text-align="justify" style:justify-single-word="false"/>
      <style:text-properties officeooo:rsid="00193824" officeooo:paragraph-rsid="00193824"/>
    </style:style>
    <style:style style:name="P11" style:family="paragraph" style:parent-style-name="Text_20_body">
      <style:paragraph-properties fo:text-align="justify" style:justify-single-word="false"/>
      <style:text-properties officeooo:rsid="0019f101" officeooo:paragraph-rsid="0019f101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1205f8" officeooo:paragraph-rsid="001205f8"/>
    </style:style>
    <style:style style:name="P15" style:family="paragraph" style:parent-style-name="Preformatted_20_Text" style:list-style-name="L5">
      <style:paragraph-properties fo:margin-top="0in" fo:margin-bottom="0.1965in" style:contextual-spacing="false"/>
      <style:text-properties officeooo:paragraph-rsid="001205f8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rsid="00150a63" officeooo:paragraph-rsid="00150a63"/>
    </style:style>
    <style:style style:name="P17" style:family="paragraph" style:parent-style-name="Preformatted_20_Text" style:list-style-name="L7">
      <style:paragraph-properties fo:margin-top="0in" fo:margin-bottom="0.1965in" style:contextual-spacing="false"/>
      <style:text-properties officeooo:rsid="00150a63" officeooo:paragraph-rsid="00150a63"/>
    </style:style>
    <style:style style:name="P18" style:family="paragraph" style:parent-style-name="Preformatted_20_Text" style:list-style-name="L5">
      <style:paragraph-properties fo:margin-top="0in" fo:margin-bottom="0.1965in" style:contextual-spacing="false"/>
      <style:text-properties officeooo:rsid="00153a26" officeooo:paragraph-rsid="00153a26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158f71" officeooo:paragraph-rsid="00158f71"/>
    </style:style>
    <style:style style:name="P20" style:family="paragraph" style:parent-style-name="Preformatted_20_Text">
      <style:paragraph-properties fo:margin-top="0in" fo:margin-bottom="0.1965in" style:contextual-spacing="false" fo:text-align="center" style:justify-single-word="false"/>
      <style:text-properties fo:font-weight="bold" officeooo:rsid="00158f71" officeooo:paragraph-rsid="001b3966" style:font-weight-asian="bold" style:font-weight-complex="bold"/>
    </style:style>
    <style:style style:name="P21" style:family="paragraph" style:parent-style-name="Preformatted_20_Text">
      <style:paragraph-properties fo:margin-top="0in" fo:margin-bottom="0.1965in" style:contextual-spacing="false" fo:text-align="center" style:justify-single-word="false"/>
      <style:text-properties fo:font-weight="bold" officeooo:rsid="001205f8" officeooo:paragraph-rsid="001205f8" style:font-weight-asian="bold" style:font-weight-complex="bold"/>
    </style:style>
    <style:style style:name="P22" style:family="paragraph" style:parent-style-name="Preformatted_20_Text">
      <style:paragraph-properties fo:margin-top="0in" fo:margin-bottom="0.1965in" style:contextual-spacing="false" fo:text-align="center" style:justify-single-word="false"/>
      <style:text-properties fo:font-weight="bold" officeooo:rsid="00150a63" officeooo:paragraph-rsid="00150a63" style:font-weight-asian="bold" style:font-weight-complex="bold"/>
    </style:style>
    <style:style style:name="P23" style:family="paragraph" style:parent-style-name="Preformatted_20_Text">
      <style:paragraph-properties fo:margin-top="0in" fo:margin-bottom="0.1965in" style:contextual-spacing="false" fo:text-align="center" style:justify-single-word="false"/>
      <style:text-properties fo:font-weight="bold" officeooo:rsid="001772cd" officeooo:paragraph-rsid="001772cd" style:font-weight-asian="bold" style:font-weight-complex="bold"/>
    </style:style>
    <style:style style:name="P24" style:family="paragraph" style:parent-style-name="Preformatted_20_Text">
      <style:paragraph-properties fo:margin-top="0in" fo:margin-bottom="0.1965in" style:contextual-spacing="false" fo:text-align="center" style:justify-single-word="false"/>
      <style:text-properties fo:font-weight="bold" officeooo:rsid="0018e241" officeooo:paragraph-rsid="0018e241" style:font-weight-asian="bold" style:font-weight-complex="bold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paragraph-rsid="00158f71"/>
    </style:style>
    <style:style style:name="P26" style:family="paragraph" style:parent-style-name="Preformatted_20_Text">
      <style:paragraph-properties fo:margin-top="0in" fo:margin-bottom="0.1965in" style:contextual-spacing="false"/>
      <style:text-properties officeooo:rsid="00174450" officeooo:paragraph-rsid="00174450"/>
    </style:style>
    <style:style style:name="P27" style:family="paragraph" style:parent-style-name="Preformatted_20_Text">
      <style:paragraph-properties fo:margin-top="0in" fo:margin-bottom="0.1965in" style:contextual-spacing="false"/>
      <style:text-properties officeooo:paragraph-rsid="001772cd"/>
    </style:style>
    <style:style style:name="P28" style:family="paragraph" style:parent-style-name="Preformatted_20_Text">
      <style:paragraph-properties fo:margin-top="0in" fo:margin-bottom="0.1965in" style:contextual-spacing="false"/>
      <style:text-properties officeooo:rsid="0018e241" officeooo:paragraph-rsid="0018e241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paragraph-rsid="001c215a"/>
    </style:style>
    <style:style style:name="P30" style:family="paragraph" style:parent-style-name="Preformatted_20_Text">
      <style:paragraph-properties fo:margin-top="0in" fo:margin-bottom="0.1965in" style:contextual-spacing="false" fo:break-before="page"/>
      <style:text-properties officeooo:rsid="00150a63" officeooo:paragraph-rsid="00150a63"/>
    </style:style>
    <style:style style:name="P3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a42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291" style:font-weight-asian="bold" style:font-weight-complex="bold"/>
    </style:style>
    <style:style style:name="T4" style:family="text">
      <style:text-properties officeooo:rsid="000ab3ba"/>
    </style:style>
    <style:style style:name="T5" style:family="text">
      <style:text-properties officeooo:rsid="00150a63"/>
    </style:style>
    <style:style style:name="T6" style:family="text">
      <style:text-properties officeooo:rsid="00153a26"/>
    </style:style>
    <style:style style:name="T7" style:family="text">
      <style:text-properties officeooo:rsid="00158f71"/>
    </style:style>
    <style:style style:name="T8" style:family="text">
      <style:text-properties officeooo:rsid="001772cd"/>
    </style:style>
    <style:style style:name="T9" style:family="text">
      <style:text-properties officeooo:rsid="0018e241"/>
    </style:style>
    <style:style style:name="T10" style:family="text">
      <style:text-properties officeooo:rsid="00193824"/>
    </style:style>
    <style:style style:name="T11" style:family="text">
      <style:text-properties officeooo:rsid="001d583a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oinformatikos laboratorinis darbas nr.: 1</text:p>
      <text:p text:style-name="P7">Rytis Karpuška</text:p>
      <text:p text:style-name="P1"/>
      <text:p text:style-name="P1"/>
      <text:h text:style-name="P31" text:outline-level="2">1. <text:span text:style-name="T7">K</text:span>lausimas</text:h>
      <text:p text:style-name="P3"><text:tab/><text:span text:style-name="T2">YP_003494619 </text:span><text:span text:style-name="T3">yra </text:span>Thioalkalivibrio <text:span text:style-name="T1">bakterija. Tai yra rusijoje atrasta sierą oksiduojanti bakterija. Šios bakterijos aplinka yra palyginus aukšto pH lygmens bei stipriai druskinga. Jos tyrinėjimą finansavo: </text:span>US DOE Joint Genome Institute</text:p>
      <text:p text:style-name="P3"/>
      <text:h text:style-name="P31" text:outline-level="2">2. <text:span text:style-name="T7">K</text:span>lausimas</text:h>
      <text:p text:style-name="P5">Pirmos 25 aminorūgštys Signal peptidės, nustatyta su programa SignalP 3.0</text:p>
      <text:p text:style-name="P5"/>
      <text:h text:style-name="P31" text:outline-level="2">3. <text:span text:style-name="T7">K</text:span>lausimas</text:h>
      <text:p text:style-name="P4"><text:tab/><text:span text:style-name="T4">FASTA formatas – eilutė prasidedanti simboliu “&gt;” žymi aprašančiąją eilutę (description), iškarto po simbolio “&gt;” be tarpų yra rašomas identifikatorius, po jo tekstinis descriptorius, kitoje eilutėje yra sekos duomenys. Kiekviena raidė žymį atitinkamą aminorūgštį.</text:span></text:p>
      <text:p text:style-name="P3"><text:span text:style-name="T1"><text:tab/></text:span>&gt;gi|290242949|ref|YP_003494619.1| Endonuclease/exonuclease/phosphatase [Thioalkalivibrio sp. K90mix]</text:p>
      <text:p text:style-name="Preformatted_20_Text"><text:bookmark text:name="gi_290242949_1"/>MMHLLRRGAFAILLIVLLPSAALADLRLASWNIQHLGWNVGKDYPAVARIAAQFDFLAIQEVMNAEGIYR</text:p>
      <text:p text:style-name="Preformatted_20_Text"><text:bookmark text:name="gi_290242949_71"/>LRDTLEDATGAEWSVLYSDALGRNTYREKYAFLWREAAVEYVGGALTYIDEADRFAREPFSAVFRSRGTD</text:p>
      <text:p text:style-name="Preformatted_20_Text"><text:bookmark text:name="gi_290242949_141"/>QHFLAATVHITYGDRVADRVEEIEALRRYWDWLADVMPEYAGERILFGDFNLPPHHDGWASMRAVAEPLV</text:p>
      <text:p text:style-name="Preformatted_20_Text"><text:bookmark text:name="gi_290242949_211"/>TEGATTLSTHDRRYANLYDNLWVPKDHTLPLGDAGILPFPVVLSEVTGVYWDHEKARDRVSDHAPVYVLF</text:p>
      <text:p text:style-name="Preformatted_20_Text"><text:bookmark text:name="gi_290242949_281"/>EGNTLHDAVVAEIADQEAGCIDLNRASVSELTALPHIGEARAEAIKDGRPWNAVRDLKEIRGIGAGRLEE</text:p>
      <text:p text:style-name="P2"><text:bookmark text:name="gi_290242949_351"/>IKARGEACIEP</text:p>
      <text:p text:style-name="P2"/>
      <text:h text:style-name="P31" text:outline-level="2">4. <text:span text:style-name="T7">K</text:span>lausimas</text:h>
      <text:p text:style-name="P21">4.1</text:p>
      <text:p text:style-name="P14">Patikimi baltymai:</text:p>
      <text:list xml:id="list7084134162437898745" text:style-name="L5">
        <text:list-item>
          <text:p text:style-name="P18">P24855.1</text:p>
        </text:list-item>
        <text:list-item>
          <text:p text:style-name="P15">Q92874.1</text:p>
        </text:list-item>
        <text:list-item>
          <text:p text:style-name="P15">Q2QDE6.1<text:line-break/></text:p>
        </text:list-item>
      </text:list>
      <text:p text:style-name="P16"/>
      <text:p text:style-name="P30">Nepatikimi baltymai:</text:p>
      <text:list xml:id="list7117303677012264917" text:style-name="L7">
        <text:list-item>
          <text:p text:style-name="P17">Q4WBT5.1</text:p>
        </text:list-item>
        <text:list-item>
          <text:p text:style-name="P17">A6UMS8.1</text:p>
        </text:list-item>
        <text:list-item>
          <text:p text:style-name="P17">B1MC92.1</text:p>
        </text:list-item>
      </text:list>
      <text:p text:style-name="P22">4.2</text:p>
      <text:p text:style-name="P16">Atsižvelgiama į E-value, kuo ji didesnė, tuo mažiau panašūs yra baltymai. <text:span text:style-name="T6">Šioje paieškoje patikimam panašumui buvo laikoma ~1e-12 E-value, o mažai patikimam ~10.</text:span></text:p>
      <text:h text:style-name="P31" text:outline-level="2">5. <text:span text:style-name="T7">Klausimas</text:span></text:h>
      <text:p text:style-name="P20">5.1</text:p>
      <text:p text:style-name="P29"><text:span text:style-name="T7">Patikimiausias baltymas yra: </text:span>P24855.1<text:span text:style-name="T5">. Jo aminorugšių seka FASTA formatu:</text:span></text:p>
      <text:p text:style-name="P19">&gt;gi|118919|sp|P24855.1|DNAS1_HUMAN RecName: Full=Deoxyribonuclease-1; AltName: Full=Deoxyribonuclease I; Short=DNase I; AltName: INN=Dornase alfa; Flags: Precursor</text:p>
      <text:p text:style-name="Preformatted_20_Text"><text:bookmark text:name="gi_118919_1"/>MRGMKLLGALLALAALLQGAVSLKIAAFNIQTFGETKMSNATLVSYIVQILSRYDIALVQEVRDSHLTAV</text:p>
      <text:p text:style-name="Preformatted_20_Text"><text:bookmark text:name="gi_118919_71"/>GKLLDNLNQDAPDTYHYVVSEPLGRNSYKERYLFVYRPDQVSAVDSYYYDDGCEPCGNDTFNREPAIVRF</text:p>
      <text:p text:style-name="Preformatted_20_Text"><text:bookmark text:name="gi_118919_141"/>FSRFTEVREFAIVPLHAAPGDAVAEIDALYDVYLDVQEKWGLEDVMLMGDFNAGCSYVRPSQWSSIRLWT</text:p>
      <text:p text:style-name="Preformatted_20_Text"><text:bookmark text:name="gi_118919_211"/>SPTFQWLIPDSADTTATPTHCAYDRIVVAGMLLRGAVVPDSALPFNFQAAYGLSDQLAQAISDHYPVEVM</text:p>
      <text:p text:style-name="P2"><text:bookmark text:name="gi_118919_281"/>LK</text:p>
      <text:p text:style-name="P25"/>
      <text:section text:style-name="Sect1" text:name="alnAll_118919">
        <text:section text:style-name="Sect1" text:name="hd_118919_1">
          <text:p text:style-name="P12">Alignment statistics for match #1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row>
              <table:table-cell table:style-name="Table1.A1" office:value-type="string">
                <text:p text:style-name="Table_20_Heading">Score</text:p>
              </table:table-cell>
              <table:table-cell table:style-name="Table1.A1" office:value-type="string">
                <text:p text:style-name="Table_20_Heading">Expect</text:p>
              </table:table-cell>
              <table:table-cell table:style-name="Table1.A1" office:value-type="string">
                <text:p text:style-name="Table_20_Heading">Method</text:p>
              </table:table-cell>
              <table:table-cell table:style-name="Table1.A1" office:value-type="string">
                <text:p text:style-name="Table_20_Heading">Identities</text:p>
              </table:table-cell>
              <table:table-cell table:style-name="Table1.A1" office:value-type="string">
                <text:p text:style-name="Table_20_Heading">Positives</text:p>
              </table:table-cell>
              <table:table-cell table:style-name="Table1.A1" office:value-type="string">
                <text:p text:style-name="Table_20_Heading">Gaps</text:p>
              </table:table-cell>
            </table:table-row>
            <table:table-row>
              <table:table-cell table:style-name="Table1.A1" office:value-type="string">
                <text:p text:style-name="Table_20_Contents">70.9 bits(172)</text:p>
              </table:table-cell>
              <table:table-cell table:style-name="Table1.A1" office:value-type="string">
                <text:p text:style-name="Table_20_Contents">1e-12</text:p>
              </table:table-cell>
              <table:table-cell table:style-name="Table1.A1" office:value-type="string">
                <text:p text:style-name="Table_20_Contents">Compositional matrix adjust.</text:p>
              </table:table-cell>
              <table:table-cell table:style-name="Table1.A1" office:value-type="string">
                <text:p text:style-name="Table_20_Contents">77/276(28%)</text:p>
              </table:table-cell>
              <table:table-cell table:style-name="Table1.A1" office:value-type="string">
                <text:p text:style-name="Table_20_Contents">124/276(44%)</text:p>
              </table:table-cell>
              <table:table-cell table:style-name="Table1.A1" office:value-type="string">
                <text:p text:style-name="Table_20_Contents">36/276(13%)</text:p>
              </table:table-cell>
            </table:table-row>
          </table:table>
        </text:section>
        <text:section text:style-name="Sect1" text:name="ar_118919_1">
          <text:p text:style-name="Preformatted_20_Text">Query <text:s/>26 <text:s text:c="2"/>LRLASWNIQHLGWNVGKDYPAVA---RIAAQFDFLAIQEVMNAE--GIYRLRDTLEDATG <text:s/>80</text:p>
          <text:p text:style-name="Preformatted_20_Text"><text:s text:c="12"/>L++A++NIQ <text:s/>G <text:s text:c="4"/>+ <text:s text:c="2"/>V+ <text:s text:c="2"/>+I +++D <text:s text:c="2"/>+QEV ++ <text:s text:c="3"/>+ +L D L <text:s text:c="4"/></text:p>
          <text:p text:style-name="Preformatted_20_Text">Sbjct <text:s/>23 <text:s text:c="2"/>LKIAAFNIQTFGETKMSNATLVSYIVQILSRYDIALVQEVRDSHLTAVGKLLDNLNQDAP <text:s/>82</text:p>
          <text:p text:style-name="Preformatted_20_Text"/>
          <text:p text:style-name="Preformatted_20_Text">Query <text:s/>81 <text:s text:c="2"/>AEWSVLYSDALGRNTYREKYAFLWREAAVEYVGGALTYIDEA------DRFAREPFSAVF <text:s/>134</text:p>
          <text:p text:style-name="Preformatted_20_Text"><text:s text:c="14"/>+ <text:s/>+ S+ LGRN+Y+E+Y F++R <text:s text:c="2"/>V <text:s/>V <text:s text:c="4"/>Y D+ <text:s text:c="6"/>D F REP <text:s text:c="3"/>F</text:p>
          <text:p text:style-name="Preformatted_20_Text">Sbjct <text:s/>83 <text:s text:c="2"/>DTYHYVVSEPLGRNSYKERYLFVYRPDQVSAVDS--YYYDDGCEPCGNDTFNREPAIVRF <text:s/>140</text:p>
          <text:p text:style-name="Preformatted_20_Text"/>
          <text:p text:style-name="Preformatted_20_Text">Query <text:s/>135 <text:s/>RSRGTD-QHFLAATVHITYGDRVADRVEEIEALRRYWDWLADVMPEYAGERI-LFGDFNL <text:s/>192</text:p>
          <text:p text:style-name="Preformatted_20_Text"><text:s text:c="13"/>SR T+ + F <text:s text:c="3"/>+H <text:s text:c="2"/>GD VA <text:s text:c="3"/>EI+AL <text:s text:c="2"/>+D <text:s text:c="2"/>DV <text:s/>++ <text:s/>E + L GDFN </text:p>
          <text:p text:style-name="Preformatted_20_Text">Sbjct <text:s/>141 <text:s/>FSRFTEVREFAIVPLHAAPGDAVA----EIDAL---YDVYLDVQEKWGLEDVMLMGDFNA <text:s/>193</text:p>
          <text:p text:style-name="Preformatted_20_Text"/>
          <text:p text:style-name="Preformatted_20_Text">Query <text:s/>193 <text:s/>PPHH---DGWASMRAVAEP----LVTEGATTLSTHDRRYANLYDNLWVPKDHTLPLGDAG <text:s/>245</text:p>
          <text:p text:style-name="Preformatted_20_Text"><text:s text:c="15"/>+ <text:s text:c="4"/>W+S+R <text:s text:c="3"/>P <text:s text:c="3"/>L+ + A T +T <text:s text:c="7"/>YD + V <text:s text:c="6"/>L <text:s text:c="3"/></text:p>
          <text:p text:style-name="Preformatted_20_Text">Sbjct <text:s/>194 <text:s/>GCSYVRPSQWSSIRLWTSPTFQWLIPDSADTTATPTH---CAYDRIVVAG----MLLRGA <text:s/>246</text:p>
          <text:p text:style-name="Preformatted_20_Text"/>
          <text:p text:style-name="Preformatted_20_Text">Query <text:s/>246 <text:s/>ILPFPVVLSEVTGVYWDHEKARDRVSDHAPVYVLFE <text:s/>281</text:p>
          <text:p text:style-name="Preformatted_20_Text"><text:s text:c="12"/>++P <text:s text:c="2"/>+ <text:s text:c="6"/>Y <text:s text:c="2"/>++ <text:s text:c="3"/>+SDH PV V+ +</text:p>
          <text:p text:style-name="Preformatted_20_Text">Sbjct <text:s/>247 <text:s/>VVPDSALPFNFQAAYGLSDQLAQAISDHYPVEVMLK <text:s/>282</text:p>
          <text:p text:style-name="Preformatted_20_Text"/>
          <text:p text:style-name="P2"/>
        </text:section>
      </text:section>
      <text:p text:style-name="P26">Šis baltymas yra žmogaus (homo sapiens).</text:p>
      <text:p text:style-name="P23"><text:soft-page-break/>5.2</text:p>
      <text:p text:style-name="P27"><text:span text:style-name="T8">Reguliuoja ląstelių mirtį. Aminorūgštys esančios pozicijose 123-126 ir 195-231 dalyvauja disulfidinių tiltelių sudaryme.<text:line-break/>Iš pradžių analizuotame baltyme šie tilteliai neegzistuoja. Nagrinėjamas baltymas (NCBI ID: </text:span>YP_003494619.1<text:span text:style-name="T9">) turėtų būti stabilesnis esant įvairioms temperatūrinėms sąlygomis.</text:span></text:p>
      <text:p text:style-name="P24">5.3</text:p>
      <text:p text:style-name="P28"><text:span text:style-name="T10">&gt;</text:span>gi|290242949|ref|YP_003494619.1| Endonuclease/exonuclease/phosphatase [Thioalkalivibrio sp. K90mix]</text:p>
      <text:p text:style-name="Preformatted_20_Text"><text:bookmark text:name="gi_290242949_2811"/>EGNTLHDAVVAEIADQEAGCIDLNRASVSELTALPHIGEARAEAIKDGRPWNAVRDLKEIRGIGAGRLEE</text:p>
      <text:p text:style-name="P2"><text:bookmark text:name="gi_290242949_3511"/>IKARGEACIEP</text:p>
      <text:p text:style-name="P2"/>
      <text:h text:style-name="P31" text:outline-level="2">6. Klausimas</text:h>
      <text:p text:style-name="P9"><text:span text:style-name="T10">ID: </text:span><text:bookmark text:name="region_HHH_3_16_74"/>HHH_3. <text:span text:style-name="T10">Galima funkcija yra “DNA-binding”. Įtaka yra: Affinity arba trauka. </text:span></text:p>
      <text:h text:style-name="P31" text:outline-level="2">7. Klausimas</text:h>
      <text:p text:style-name="P8"/>
      <text:p text:style-name="P10">Evoliucijai reikėjo spręsti baltymų sąveikos problemą druskų tirpaluose, nes mikro ir makro-organizmams teko susidurti su druskingais tirpalais jūrose, vandenynuose ar kituose telkiniuse.</text:p>
      <text:p text:style-name="P11">DNR dalis sąveikų yra elektrostatinės, tad DNR susukimas spyrale, ir tos spyralės atitinkamas suformavimas padeda spręsti elektringų druskos jonų poveikio problemas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2:07:18.235706804</meta:creation-date>
    <dc:date>2014-10-27T20:42:54.854511952</dc:date>
    <meta:editing-duration>PT3H21M53S</meta:editing-duration>
    <meta:editing-cycles>15</meta:editing-cycles>
    <meta:generator>LibreOffice/4.2.6.3$Linux_X86_64 LibreOffice_project/420m0$Build-3</meta:generator>
    <meta:document-statistic meta:table-count="1" meta:image-count="0" meta:object-count="0" meta:page-count="3" meta:paragraph-count="76" meta:word-count="405" meta:character-count="4127" meta:non-whitespace-character-count="3617"/>
  </office:meta>
</office:document-meta>
</file>